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38cm" style:rel-column-width="7236*"/>
    </style:style>
    <style:style style:name="Tabella2.B" style:family="table-column">
      <style:table-column-properties style:column-width="7.662cm" style:rel-column-width="19537*"/>
    </style:style>
    <style:style style:name="Tabella2.C" style:family="table-column">
      <style:table-column-properties style:column-width="1.873cm" style:rel-column-width="4776*"/>
    </style:style>
    <style:style style:name="Tabella2.D" style:family="table-column">
      <style:table-column-properties style:column-width="2.776cm" style:rel-column-width="7079*"/>
    </style:style>
    <style:style style:name="Tabella2.E" style:family="table-column">
      <style:table-column-properties style:column-width="4.449cm" style:rel-column-width="11343*"/>
    </style:style>
    <style:style style:name="Tabella2.F" style:family="table-column">
      <style:table-column-properties style:column-width="6.103cm" style:rel-column-width="15564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2cm" style:rel-column-width="7278*"/>
    </style:style>
    <style:style style:name="Tabella1.B" style:family="table-column">
      <style:table-column-properties style:column-width="7.648cm" style:rel-column-width="19516*"/>
    </style:style>
    <style:style style:name="Tabella1.C" style:family="table-column">
      <style:table-column-properties style:column-width="1.88cm" style:rel-column-width="4798*"/>
    </style:style>
    <style:style style:name="Tabella1.D" style:family="table-column">
      <style:table-column-properties style:column-width="2.78cm" style:rel-column-width="7093*"/>
    </style:style>
    <style:style style:name="Tabella1.E" style:family="table-column">
      <style:table-column-properties style:column-width="4.443cm" style:rel-column-width="11338*"/>
    </style:style>
    <style:style style:name="Tabella1.F" style:family="table-column">
      <style:table-column-properties style:column-width="6.078cm" style:rel-column-width="15512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F1" style:family="table-cell">
      <style:table-cell-properties style:vertical-align="middle" fo:padding="0.097cm" fo:border="0.002cm solid #000000"/>
    </style:style>
    <style:style style:name="Tabella4" style:family="table">
      <style:table-properties style:width="25.682cm" fo:margin-left="0.005cm" fo:margin-right="0.012cm" table:align="margins"/>
    </style:style>
    <style:style style:name="Tabella4.A" style:family="table-column">
      <style:table-column-properties style:column-width="2.854cm" style:rel-column-width="7282*"/>
    </style:style>
    <style:style style:name="Tabella4.B" style:family="table-column">
      <style:table-column-properties style:column-width="6.38cm" style:rel-column-width="16280*"/>
    </style:style>
    <style:style style:name="Tabella4.C" style:family="table-column">
      <style:table-column-properties style:column-width="3.149cm" style:rel-column-width="8034*"/>
    </style:style>
    <style:style style:name="Tabella4.D" style:family="table-column">
      <style:table-column-properties style:column-width="2.78cm" style:rel-column-width="7093*"/>
    </style:style>
    <style:style style:name="Tabella4.E" style:family="table-column">
      <style:table-column-properties style:column-width="4.443cm" style:rel-column-width="11338*"/>
    </style:style>
    <style:style style:name="Tabella4.F" style:family="table-column">
      <style:table-column-properties style:column-width="6.077cm" style:rel-column-width="15508*"/>
    </style:style>
    <style:style style:name="Tabella4.A1" style:family="table-cell">
      <style:table-cell-properties style:vertical-align="middle" fo:padding="0.097cm" fo:border="none"/>
    </style:style>
    <style:style style:name="Tabella4.E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4.F1" style:family="table-cell">
      <style:table-cell-properties style:vertical-align="middle" fo:padding="0.097cm" fo:border="0.002cm solid #000000"/>
    </style:style>
    <style:style style:name="Tabella4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38cm" style:rel-column-width="7236*"/>
    </style:style>
    <style:style style:name="Tabella5.B" style:family="table-column">
      <style:table-column-properties style:column-width="7.634cm" style:rel-column-width="19465*"/>
    </style:style>
    <style:style style:name="Tabella5.C" style:family="table-column">
      <style:table-column-properties style:column-width="1.901cm" style:rel-column-width="4848*"/>
    </style:style>
    <style:style style:name="Tabella5.D" style:family="table-column">
      <style:table-column-properties style:column-width="2.776cm" style:rel-column-width="7079*"/>
    </style:style>
    <style:style style:name="Tabella5.E" style:family="table-column">
      <style:table-column-properties style:column-width="4.449cm" style:rel-column-width="11343*"/>
    </style:style>
    <style:style style:name="Tabella5.F" style:family="table-column">
      <style:table-column-properties style:column-width="6.103cm" style:rel-column-width="15564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F1" style:family="table-cell">
      <style:table-cell-properties fo:padding="0.097cm" fo:border="0.002cm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2cm" style:rel-column-width="7278*"/>
    </style:style>
    <style:style style:name="Tabella3.B" style:family="table-column">
      <style:table-column-properties style:column-width="7.62cm" style:rel-column-width="19444*"/>
    </style:style>
    <style:style style:name="Tabella3.C" style:family="table-column">
      <style:table-column-properties style:column-width="1.909cm" style:rel-column-width="4870*"/>
    </style:style>
    <style:style style:name="Tabella3.D" style:family="table-column">
      <style:table-column-properties style:column-width="2.78cm" style:rel-column-width="7093*"/>
    </style:style>
    <style:style style:name="Tabella3.E" style:family="table-column">
      <style:table-column-properties style:column-width="4.443cm" style:rel-column-width="11338*"/>
    </style:style>
    <style:style style:name="Tabella3.F" style:family="table-column">
      <style:table-column-properties style:column-width="6.078cm" style:rel-column-width="15512*"/>
    </style:style>
    <style:style style:name="Tabel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3.F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bold" style:font-size-asian="12pt" style:font-weight-asian="bold" style:font-name-complex="Tahoma1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6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7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T3" style:family="text">
      <style:text-properties style:font-name-complex="Tahom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STINTA PER RIMBORSO SPESE PIE' DI LISTA <text:span text:style-name="T3"><text:placeholder text:placeholder-type="text">&lt;o.employee_id.name.upper() or ''&gt;</text:placeholder></text:span></text:p>
      <text:p text:style-name="P13"/>
      <text:p text:style-name="P13"><text:placeholder text:placeholder-type="text">&lt;o.complete_name and o.complete_name.upper() or ''&gt;</text:placeholder></text:p>
      <text:p text:style-name="P13"/>
      <text:p text:style-name="P13"/>
      <text:p text:style-name="P14"/>
      <text:p text:style-name="P1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4">Data</text:p>
          </table:table-cell>
          <table:table-cell table:style-name="Tabella2.A1" office:value-type="string">
            <text:p text:style-name="P4">Cliente / Progetto /Attività</text:p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17">Quantità</text:p>
          </table:table-cell>
          <table:table-cell table:style-name="Tabella2.A1" office:value-type="string">
            <text:p text:style-name="P17">Prodotto</text:p>
          </table:table-cell>
          <table:table-cell table:style-name="Tabella2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1.A1" office:value-type="string">
            <text:p text:style-name="P3"><text:placeholder text:placeholder-type="text">&lt;line.ref or ''&gt;</text:placeholder></text:p>
          </table:table-cell>
          <table:table-cell table:style-name="Tabella1.A1" office:value-type="string">
            <text:p text:style-name="P16"><text:span text:style-name="T4"><text:placeholder text:placeholder-type="text">&lt;italian_number(line.unit_quantity, precision=2) or 0&gt;</text:placeholder></text:span><text:span text:style-name="T4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16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16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6"/>
          </table:table-cell>
          <table:table-cell table:style-name="Tabella4.E1" office:value-type="string">
            <text:p text:style-name="P16">Rimborso Spese</text:p>
          </table:table-cell>
          <table:table-cell table:style-name="Tabella4.F1" office:value-type="string">
            <text:p text:style-name="P16">€ <text:placeholder text:placeholder-type="text">&lt;italian_number(sumif(o.line_ids, "total_amount", [('payer','=','employee'), ('product_id.name','!=', 'KM auto')]), precision=2)&gt;</text:placeholder></text:p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6"/>
          </table:table-cell>
          <table:table-cell table:style-name="Tabella4.E2" office:value-type="string">
            <text:p text:style-name="P16">Rimborso KM</text:p>
          </table:table-cell>
          <table:table-cell table:style-name="Tabella4.F2" office:value-type="string">
            <text:p text:style-name="P16">€ <text:placeholder text:placeholder-type="text">&lt;italian_number(sumif(o.line_ids, "total_amount", [('payer','=','employee'), ('product_id.name','=', 'KM auto')]) or 0.0, precision=2)&gt;</text:placeholder></text:p>
          </table:table-cell>
        </table:table-row>
      </table:table>
      <text:p text:style-name="P5"/>
      <text:p text:style-name="P5"/>
      <text:p text:style-name="P5"/>
      <text:p text:style-name="P7"><text:placeholder text:placeholder-type="text">&lt;o.employee_id.name.upper() or ''&gt;</text:placeholder><text:span text:style-name="T5"> <text:s text:c="36"/></text:span></text:p>
      <text:p text:style-name="P6"/>
      <text:p text:style-name="P18">DISTINTA USO CARTA DI CREDITO <text:span text:style-name="T3"><text:placeholder text:placeholder-type="text">&lt;o.employee_id.name.upper() or ''&gt;</text:placeholder></text:span></text:p>
      <text:p text:style-name="P13"/>
      <text:p text:style-name="P13"><text:placeholder text:placeholder-type="text">&lt;o.complete_name and o.complete_name.upper() or ''&gt;</text:placeholder></text:p>
      <text:p text:style-name="P13"/>
      <text:p text:style-name="P13"/>
      <text:p text:style-name="P14"/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">Data</text:p>
          </table:table-cell>
          <table:table-cell table:style-name="Tabella5.A1" office:value-type="string">
            <text:p text:style-name="P4">Cliente / Progetto / Attività</text:p>
          </table:table-cell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17">Quantità</text:p>
          </table:table-cell>
          <table:table-cell table:style-name="Tabella5.A1" office:value-type="string">
            <text:p text:style-name="P17">Prodotto</text:p>
          </table:table-cell>
          <table:table-cell table:style-name="Tabella5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3.A1" office:value-type="string">
            <text:p text:style-name="P3"><text:placeholder text:placeholder-type="text">&lt;line.ref or ''&gt;</text:placeholder></text:p>
          </table:table-cell>
          <table:table-cell table:style-name="Tabella3.A1" office:value-type="string">
            <text:p text:style-name="P16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16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16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ext:p text:style-name="P8"/>
      <text:p text:style-name="P11"/>
      <text:p text:style-name="P7"><text:placeholder text:placeholder-type="text">&lt;o.employee_id.name.upper() or ''&gt;</text:placeholder><text:span text:style-name="T5"> <text:s text:c="36"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1"><draw:text-box><text:p text:style-name="Frame_20_contents">Imagen</text:p></draw:text-box></draw:frame><text:placeholder text:placeholder-type="text">&lt;o.company_id.partner_id.name or ''&gt;</text:placeholder></text:p>
        <text:p text:style-name="MP2">Sede Legale e Amministrativa:</text:p>
        <text:p text:style-name="MP2"><text:span text:style-name="MT1"><text:placeholder text:placeholder-type="text">&lt;o.company_id.partner_id.address and o.company_id.partner_id.address[0].street or ''&gt;</text:placeholder></text:span><text:span text:style-name="MT1"> <text:s/>- </text:span><text:span text:style-name="MT1"><text:placeholder text:placeholder-type="text">&lt;o.company_id.partner_id.address and o.company_id.partner_id.address[0].zip or ''&gt;</text:placeholder></text:span><text:span text:style-name="MT1"> </text:span><text:s/><text:span text:style-name="MT1"><text:placeholder text:placeholder-type="text">&lt;o.company_id.partner_id.address and o.company_id.partner_id.address[0].city or ''&gt;</text:placeholder></text:span> <text:s/><text:span text:style-name="MT1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2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4-12-15T10:56:02</dc:date>
    <meta:editing-duration>PT6H11M26S</meta:editing-duration>
    <meta:editing-cycles>35</meta:editing-cycles>
    <meta:generator>OpenOffice.org/3.4.1$Unix OpenOffice.org_project/341m1$Build-9593</meta:generator>
    <meta:document-statistic meta:table-count="5" meta:image-count="0" meta:object-count="0" meta:page-count="2" meta:paragraph-count="43" meta:word-count="234" meta:character-count="2599"/>
  </office:meta>
</office:document-meta>
</file>